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.014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P3" style:family="paragraph">
      <style:paragraph-properties fo:margin-left="0.6cm" fo:margin-right="0cm" fo:text-indent="0cm"/>
      <style:text-properties fo:font-size="20pt"/>
    </style:style>
    <style:style style:name="P4" style:family="paragraph">
      <style:paragraph-properties fo:margin-left="0cm" fo:margin-right="0cm" fo:text-indent="0cm"/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style:style style:name="T1" style:family="text">
      <style:text-properties fo:color="#ffffff" fo:font-family="'Arial Black'" style:font-family-generic="swiss" style:font-pitch="variable" fo:font-size="48pt" fo:font-weight="bold" style:font-size-asian="48pt" style:font-size-complex="48pt"/>
    </style:style>
    <style:style style:name="T2" style:family="text">
      <style:text-properties fo:color="#ffffff" fo:font-family="'Arial Black'" style:font-style-name="Normalny" style:font-family-generic="swiss" style:font-pitch="variable" fo:font-size="48pt" fo:font-weight="bold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.014cm" svg:x="0cm" svg:y="-0.014cm" presentation:class="title" presentation:user-transformed="true">
          <draw:text-box>
            <text:p text:style-name="P1"><text:span text:style-name="T1">1. Kiedy masz</text:span><text:span text:style-name="T1"><text:line-break/></text:span><text:span text:style-name="T1">chwile smutne w swym życiu,</text:span><text:span text:style-name="T1"><text:line-break/></text:span><text:span text:style-name="T1">powierz się Matce</text:span><text:span text:style-name="T1"><text:line-break/></text:span><text:span text:style-name="T1">Kiedy rozpacz</text:span><text:span text:style-name="T1"><text:line-break/></text:span><text:span text:style-name="T1">rozdziera twe serce,</text:span><text:span text:style-name="T1"><text:line-break/></text:span><text:span text:style-name="T1">ofiaruj się J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.014cm" svg:x="-0.001cm" svg:y="0cm" presentation:class="title" presentation:user-transformed="true">
          <draw:text-box>
            <text:p text:style-name="P1"><text:span text:style-name="T2">Ref: Matce,</text:span><text:span text:style-name="T2"><text:line-break/></text:span><text:span text:style-name="T2">która pod krzyżem stała,</text:span><text:span text:style-name="T2"><text:line-break/></text:span><text:span text:style-name="T2">Matce,</text:span><text:span text:style-name="T2"><text:line-break/></text:span><text:span text:style-name="T2">która się z Synem żegnała,</text:span><text:span text:style-name="T2"><text:line-break/></text:span><text:span text:style-name="T2">która uczyć cię będzie pokory,</text:span><text:span text:style-name="T2"><text:line-break/></text:span><text:span text:style-name="T2">cierpienie znieść Ci pomoż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.014cm" svg:x="0cm" svg:y="-0.015cm" presentation:class="title" presentation:user-transformed="true">
          <draw:text-box>
            <text:p text:style-name="P1"><text:span text:style-name="T2">Ona Matka,</text:span><text:span text:style-name="T2"><text:line-break/></text:span><text:span text:style-name="T2">która pod krzyżem stała,</text:span><text:span text:style-name="T2"><text:line-break/></text:span><text:span text:style-name="T2">Matka,</text:span><text:span text:style-name="T2"><text:line-break/></text:span><text:span text:style-name="T2">która się z Synem żegnała,</text:span><text:span text:style-name="T2"><text:line-break/></text:span><text:span text:style-name="T2">która uczyć cię będzie pokory,</text:span><text:span text:style-name="T2"><text:line-break/></text:span><text:span text:style-name="T2">cierpienie znieść Ci pomoż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.014cm" svg:x="0cm" svg:y="-0.014cm" presentation:class="title" presentation:user-transformed="true">
          <draw:text-box>
            <text:p text:style-name="P1"><text:span text:style-name="T2">2. Kiedy ruszasz</text:span><text:span text:style-name="T2"><text:line-break/></text:span><text:span text:style-name="T2">w daleką wędrówkę,</text:span><text:span text:style-name="T2"><text:line-break/></text:span><text:span text:style-name="T2">powierz się Matce</text:span><text:span text:style-name="T2"><text:line-break/></text:span><text:span text:style-name="T2">Gdy na szlaku</text:span><text:span text:style-name="T2"><text:line-break/></text:span><text:span text:style-name="T2">zaskoczy cię burza,</text:span><text:span text:style-name="T2"><text:line-break/></text:span><text:span text:style-name="T2">ofiaruj się Je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4" draw:layer="layout" svg:width="28cm" svg:height="21.014cm" svg:x="-0.001cm" svg:y="0cm" presentation:class="title" presentation:user-transformed="true">
          <draw:text-box>
            <text:p text:style-name="P1"><text:span text:style-name="T2">Ref: Matce,</text:span><text:span text:style-name="T2"><text:line-break/></text:span><text:span text:style-name="T2">która pod krzyżem stała,</text:span><text:span text:style-name="T2"><text:line-break/></text:span><text:span text:style-name="T2">Matce,</text:span><text:span text:style-name="T2"><text:line-break/></text:span><text:span text:style-name="T2">która się z Synem żegnała,</text:span><text:span text:style-name="T2"><text:line-break/></text:span><text:span text:style-name="T2">która uczyć cię będzie pokory,</text:span><text:span text:style-name="T2"><text:line-break/></text:span><text:span text:style-name="T2">cierpienie znieść Ci pomoż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draw:frame presentation:style-name="pr1" draw:text-style-name="P4" draw:layer="layout" svg:width="28cm" svg:height="21.014cm" svg:x="0cm" svg:y="-0.015cm" presentation:class="title" presentation:user-transformed="true">
          <draw:text-box>
            <text:p text:style-name="P1"><text:span text:style-name="T2">Ona Matka,</text:span><text:span text:style-name="T2"><text:line-break/></text:span><text:span text:style-name="T2">która pod krzyżem stała,</text:span><text:span text:style-name="T2"><text:line-break/></text:span><text:span text:style-name="T2">Matka,</text:span><text:span text:style-name="T2"><text:line-break/></text:span><text:span text:style-name="T2">która się z Synem żegnała,</text:span><text:span text:style-name="T2"><text:line-break/></text:span><text:span text:style-name="T2">która uczyć cię będzie pokory,</text:span><text:span text:style-name="T2"><text:line-break/></text:span><text:span text:style-name="T2">cierpienie znieść Ci pomoż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1$Win32 OpenOffice.org_project/411m6$Build-9775</meta:generator>
    <meta:creation-date>2007-05-21T18:40:27</meta:creation-date>
    <dc:date>2015-03-09T20:54:44.62</dc:date>
    <dc:language>pl-PL</dc:language>
    <meta:editing-cycles>10</meta:editing-cycles>
    <meta:editing-duration>PT16M40S</meta:editing-duration>
    <dc:creator>Woda Życia</dc:creator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